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2cm"/>
    </style:style>
    <style:style style:name="co2" style:family="table-column">
      <style:table-column-properties fo:break-before="auto" style:column-width="2.515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LUTIONS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6"/>
        <table:table-column table:style-name="co1" table:number-columns-repeated="252" table:default-cell-style-name="ce2"/>
        <table:table-column table:style-name="co2" table:number-columns-repeated="768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3" office:value-type="string">
            <text:p>Numero Carta</text:p>
          </table:table-cell>
          <table:table-cell table:style-name="ce1" office:value-type="string">
            <text:p>ID Transazione</text:p>
          </table:table-cell>
          <table:table-cell table:style-name="ce5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Tipo Transazione</text:p>
          </table:table-cell>
          <table:table-cell table:style-name="ce1" office:value-type="string">
            <text:p>Città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Duplicato Transazione</text:p>
          </table:table-cell>
          <table:table-cell table:style-name="ce1" office:value-type="string">
            <text:p>Anomalia per Località</text:p>
          </table:table-cell>
          <table:table-cell table:style-name="ce1" office:value-type="string">
            <text:p>Anomalia per Intervallo di Tempo</text:p>
          </table:table-cell>
          <table:table-cell table:style-name="ce1" office:value-type="string">
            <text:p>Fluttuazioni Anomale</text:p>
          </table:table-cell>
          <table:table-cell table:number-columns-repeated="1012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office:value-type="float" office:value="4401.8">
            <text:p>4.401,80 € </text:p>
          </table:table-cell>
          <table:table-cell table:style-name="ce7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formula="of:=IF(COUNTIF([.$C$2:.$C$26]; [.C2])&gt;1; 1; 0)" office:value-type="float" office:value="0">
            <text:p>0</text:p>
          </table:table-cell>
          <table:table-cell table:formula="of:=IF(COUNTIF([.$G$31:.$G$34]; [.G2])=0; 1; 0)" office:value-type="float" office:value="1">
            <text:p>1</text:p>
          </table:table-cell>
          <table:table-cell table:formula="of:=IF(COUNTIFS([.$B$2:.$B$26]; [.B2]; [.$E$2:.$E$26]; [.E2])&gt;1; 1; 0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office:value-type="float" office:value="3831.66">
            <text:p>3.831,66 € </text:p>
          </table:table-cell>
          <table:table-cell table:style-name="ce7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formula="of:=IF(COUNTIF([.$C$2:.$C$26]; [.C3])&gt;1; 1; 0)" office:value-type="float" office:value="0">
            <text:p>0</text:p>
          </table:table-cell>
          <table:table-cell table:formula="of:=IF(COUNTIF([.$G$31:.$G$34]; [.G3])=0; 1; 0)" office:value-type="float" office:value="1">
            <text:p>1</text:p>
          </table:table-cell>
          <table:table-cell table:formula="of:=IF(COUNTIFS([.$B$2:.$B$26]; [.B3]; [.$E$2:.$E$26]; [.E3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office:value-type="float" office:value="3502.59">
            <text:p>3.502,59 € </text:p>
          </table:table-cell>
          <table:table-cell table:style-name="ce7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formula="of:=IF(COUNTIF([.$C$2:.$C$26]; [.C4])&gt;1; 1; 0)" office:value-type="float" office:value="0">
            <text:p>0</text:p>
          </table:table-cell>
          <table:table-cell table:formula="of:=IF(COUNTIF([.$G$31:.$G$34]; [.G4])=0; 1; 0)" office:value-type="float" office:value="1">
            <text:p>1</text:p>
          </table:table-cell>
          <table:table-cell table:formula="of:=IF(COUNTIFS([.$B$2:.$B$26]; [.B4]; [.$E$2:.$E$26]; [.E4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office:value-type="float" office:value="3563.55">
            <text:p>3.563,55 € </text:p>
          </table:table-cell>
          <table:table-cell table:style-name="ce7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formula="of:=IF(COUNTIF([.$C$2:.$C$26]; [.C5])&gt;1; 1; 0)" office:value-type="float" office:value="0">
            <text:p>0</text:p>
          </table:table-cell>
          <table:table-cell table:formula="of:=IF(COUNTIF([.$G$31:.$G$34]; [.G5])=0; 1; 0)" office:value-type="float" office:value="1">
            <text:p>1</text:p>
          </table:table-cell>
          <table:table-cell table:formula="of:=IF(COUNTIFS([.$B$2:.$B$26]; [.B5]; [.$E$2:.$E$26]; [.E5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office:value-type="float" office:value="4189.56">
            <text:p>4.189,56 € </text:p>
          </table:table-cell>
          <table:table-cell table:style-name="ce7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formula="of:=IF(COUNTIF([.$C$2:.$C$26]; [.C6])&gt;1; 1; 0)" office:value-type="float" office:value="0">
            <text:p>0</text:p>
          </table:table-cell>
          <table:table-cell table:formula="of:=IF(COUNTIF([.$G$31:.$G$34]; [.G6])=0; 1; 0)" office:value-type="float" office:value="0">
            <text:p>0</text:p>
          </table:table-cell>
          <table:table-cell table:formula="of:=IF(COUNTIFS([.$B$2:.$B$26]; [.B6]; [.$E$2:.$E$26]; [.E6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office:value-type="float" office:value="4380.33">
            <text:p>4.380,33 € </text:p>
          </table:table-cell>
          <table:table-cell table:style-name="ce7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formula="of:=IF(COUNTIF([.$C$2:.$C$26]; [.C7])&gt;1; 1; 0)" office:value-type="float" office:value="1">
            <text:p>1</text:p>
          </table:table-cell>
          <table:table-cell table:formula="of:=IF(COUNTIF([.$G$31:.$G$34]; [.G7])=0; 1; 0)" office:value-type="float" office:value="0">
            <text:p>0</text:p>
          </table:table-cell>
          <table:table-cell table:formula="of:=IF(COUNTIFS([.$B$2:.$B$26]; [.B7]; [.$E$2:.$E$26]; [.E7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office:value-type="float" office:value="2926.35">
            <text:p>2.926,35 € </text:p>
          </table:table-cell>
          <table:table-cell table:style-name="ce7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formula="of:=IF(COUNTIF([.$C$2:.$C$26]; [.C8])&gt;1; 1; 0)" office:value-type="float" office:value="1">
            <text:p>1</text:p>
          </table:table-cell>
          <table:table-cell table:formula="of:=IF(COUNTIF([.$G$31:.$G$34]; [.G8])=0; 1; 0)" office:value-type="float" office:value="1">
            <text:p>1</text:p>
          </table:table-cell>
          <table:table-cell table:formula="of:=IF(COUNTIFS([.$B$2:.$B$26]; [.B8]; [.$E$2:.$E$26]; [.E8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office:value-type="float" office:value="48722.1">
            <text:p>48.722,10 € </text:p>
          </table:table-cell>
          <table:table-cell table:style-name="ce7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formula="of:=IF(COUNTIF([.$C$2:.$C$26]; [.C9])&gt;1; 1; 0)" office:value-type="float" office:value="0">
            <text:p>0</text:p>
          </table:table-cell>
          <table:table-cell table:formula="of:=IF(COUNTIF([.$G$31:.$G$34]; [.G9])=0; 1; 0)" office:value-type="float" office:value="1">
            <text:p>1</text:p>
          </table:table-cell>
          <table:table-cell table:formula="of:=IF(COUNTIFS([.$B$2:.$B$26]; [.B9]; [.$E$2:.$E$26]; [.E9])&gt;1; 1; 0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office:value-type="float" office:value="9247.83">
            <text:p>9.247,83 € </text:p>
          </table:table-cell>
          <table:table-cell table:style-name="ce7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formula="of:=IF(COUNTIF([.$C$2:.$C$26]; [.C10])&gt;1; 1; 0)" office:value-type="float" office:value="0">
            <text:p>0</text:p>
          </table:table-cell>
          <table:table-cell table:formula="of:=IF(COUNTIF([.$G$31:.$G$34]; [.G10])=0; 1; 0)" office:value-type="float" office:value="1">
            <text:p>1</text:p>
          </table:table-cell>
          <table:table-cell table:formula="of:=IF(COUNTIFS([.$B$2:.$B$26]; [.B10]; [.$E$2:.$E$26]; [.E10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office:value-type="float" office:value="10814.31">
            <text:p>10.814,31 € </text:p>
          </table:table-cell>
          <table:table-cell table:style-name="ce7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formula="of:=IF(COUNTIF([.$C$2:.$C$26]; [.C11])&gt;1; 1; 0)" office:value-type="float" office:value="0">
            <text:p>0</text:p>
          </table:table-cell>
          <table:table-cell table:formula="of:=IF(COUNTIF([.$G$31:.$G$34]; [.G11])=0; 1; 0)" office:value-type="float" office:value="0">
            <text:p>0</text:p>
          </table:table-cell>
          <table:table-cell table:formula="of:=IF(COUNTIFS([.$B$2:.$B$26]; [.B11]; [.$E$2:.$E$26]; [.E11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office:value-type="float" office:value="13849.71">
            <text:p>13.849,71 € </text:p>
          </table:table-cell>
          <table:table-cell table:style-name="ce7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formula="of:=IF(COUNTIF([.$C$2:.$C$26]; [.C12])&gt;1; 1; 0)" office:value-type="float" office:value="0">
            <text:p>0</text:p>
          </table:table-cell>
          <table:table-cell table:formula="of:=IF(COUNTIF([.$G$31:.$G$34]; [.G12])=0; 1; 0)" office:value-type="float" office:value="1">
            <text:p>1</text:p>
          </table:table-cell>
          <table:table-cell table:formula="of:=IF(COUNTIFS([.$B$2:.$B$26]; [.B12]; [.$E$2:.$E$26]; [.E12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office:value-type="float" office:value="7985.01">
            <text:p>7.985,01 € </text:p>
          </table:table-cell>
          <table:table-cell table:style-name="ce7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formula="of:=IF(COUNTIF([.$C$2:.$C$26]; [.C13])&gt;1; 1; 0)" office:value-type="float" office:value="1">
            <text:p>1</text:p>
          </table:table-cell>
          <table:table-cell table:formula="of:=IF(COUNTIF([.$G$31:.$G$34]; [.G13])=0; 1; 0)" office:value-type="float" office:value="1">
            <text:p>1</text:p>
          </table:table-cell>
          <table:table-cell table:formula="of:=IF(COUNTIFS([.$B$2:.$B$26]; [.B13]; [.$E$2:.$E$26]; [.E13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office:value-type="float" office:value="7063.38">
            <text:p>7.063,38 € </text:p>
          </table:table-cell>
          <table:table-cell table:style-name="ce7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formula="of:=IF(COUNTIF([.$C$2:.$C$26]; [.C14])&gt;1; 1; 0)" office:value-type="float" office:value="1">
            <text:p>1</text:p>
          </table:table-cell>
          <table:table-cell table:formula="of:=IF(COUNTIF([.$G$31:.$G$34]; [.G14])=0; 1; 0)" office:value-type="float" office:value="0">
            <text:p>0</text:p>
          </table:table-cell>
          <table:table-cell table:formula="of:=IF(COUNTIFS([.$B$2:.$B$26]; [.B14]; [.$E$2:.$E$26]; [.E14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office:value-type="float" office:value="11120.43">
            <text:p>11.120,43 € </text:p>
          </table:table-cell>
          <table:table-cell table:style-name="ce7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formula="of:=IF(COUNTIF([.$C$2:.$C$26]; [.C15])&gt;1; 1; 0)" office:value-type="float" office:value="0">
            <text:p>0</text:p>
          </table:table-cell>
          <table:table-cell table:formula="of:=IF(COUNTIF([.$G$31:.$G$34]; [.G15])=0; 1; 0)" office:value-type="float" office:value="1">
            <text:p>1</text:p>
          </table:table-cell>
          <table:table-cell table:formula="of:=IF(COUNTIFS([.$B$2:.$B$26]; [.B15]; [.$E$2:.$E$26]; [.E15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office:value-type="float" office:value="51644.25">
            <text:p>51.644,25 € </text:p>
          </table:table-cell>
          <table:table-cell table:style-name="ce7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formula="of:=IF(COUNTIF([.$C$2:.$C$26]; [.C16])&gt;1; 1; 0)" office:value-type="float" office:value="0">
            <text:p>0</text:p>
          </table:table-cell>
          <table:table-cell table:formula="of:=IF(COUNTIF([.$G$31:.$G$34]; [.G16])=0; 1; 0)" office:value-type="float" office:value="1">
            <text:p>1</text:p>
          </table:table-cell>
          <table:table-cell table:formula="of:=IF(COUNTIFS([.$B$2:.$B$26]; [.B16]; [.$E$2:.$E$26]; [.E16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office:value-type="float" office:value="3313.95">
            <text:p>3.313,95 € </text:p>
          </table:table-cell>
          <table:table-cell table:style-name="ce7" office:value-type="date" office:date-value="2025-02-06T04:50:17.999999">
            <text:p>2025-02-06 04.50.18</text:p>
          </table:table-cell>
          <table:table-cell office:value-type="string">
            <text:p>Acquisto Online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formula="of:=IF(COUNTIF([.$C$2:.$C$26]; [.C17])&gt;1; 1; 0)" office:value-type="float" office:value="0">
            <text:p>0</text:p>
          </table:table-cell>
          <table:table-cell table:formula="of:=IF(COUNTIF([.$G$31:.$G$34]; [.G17])=0; 1; 0)" office:value-type="float" office:value="0">
            <text:p>0</text:p>
          </table:table-cell>
          <table:table-cell table:formula="of:=IF(COUNTIFS([.$B$2:.$B$26]; [.B17]; [.$E$2:.$E$26]; [.E17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office:value-type="float" office:value="1944.06">
            <text:p>1.944,06 € </text:p>
          </table:table-cell>
          <table:table-cell table:style-name="ce7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formula="of:=IF(COUNTIF([.$C$2:.$C$26]; [.C18])&gt;1; 1; 0)" office:value-type="float" office:value="0">
            <text:p>0</text:p>
          </table:table-cell>
          <table:table-cell table:formula="of:=IF(COUNTIF([.$G$31:.$G$34]; [.G18])=0; 1; 0)" office:value-type="float" office:value="1">
            <text:p>1</text:p>
          </table:table-cell>
          <table:table-cell table:formula="of:=IF(COUNTIFS([.$B$2:.$B$26]; [.B18]; [.$E$2:.$E$26]; [.E18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office:value-type="float" office:value="2119.32">
            <text:p>2.119,32 € </text:p>
          </table:table-cell>
          <table:table-cell table:style-name="ce7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formula="of:=IF(COUNTIF([.$C$2:.$C$26]; [.C19])&gt;1; 1; 0)" office:value-type="float" office:value="1">
            <text:p>1</text:p>
          </table:table-cell>
          <table:table-cell table:formula="of:=IF(COUNTIF([.$G$31:.$G$34]; [.G19])=0; 1; 0)" office:value-type="float" office:value="0">
            <text:p>0</text:p>
          </table:table-cell>
          <table:table-cell table:formula="of:=IF(COUNTIFS([.$B$2:.$B$26]; [.B19]; [.$E$2:.$E$26]; [.E19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office:value-type="float" office:value="14971.17">
            <text:p>14.971,17 € </text:p>
          </table:table-cell>
          <table:table-cell table:style-name="ce7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formula="of:=IF(COUNTIF([.$C$2:.$C$26]; [.C20])&gt;1; 1; 0)" office:value-type="float" office:value="1">
            <text:p>1</text:p>
          </table:table-cell>
          <table:table-cell table:formula="of:=IF(COUNTIF([.$G$31:.$G$34]; [.G20])=0; 1; 0)" office:value-type="float" office:value="1">
            <text:p>1</text:p>
          </table:table-cell>
          <table:table-cell table:formula="of:=IF(COUNTIFS([.$B$2:.$B$26]; [.B20]; [.$E$2:.$E$26]; [.E20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office:value-type="float" office:value="2669.85">
            <text:p>2.669,85 € </text:p>
          </table:table-cell>
          <table:table-cell table:style-name="ce7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formula="of:=IF(COUNTIF([.$C$2:.$C$26]; [.C21])&gt;1; 1; 0)" office:value-type="float" office:value="0">
            <text:p>0</text:p>
          </table:table-cell>
          <table:table-cell table:formula="of:=IF(COUNTIF([.$G$31:.$G$34]; [.G21])=0; 1; 0)" office:value-type="float" office:value="0">
            <text:p>0</text:p>
          </table:table-cell>
          <table:table-cell table:formula="of:=IF(COUNTIFS([.$B$2:.$B$26]; [.B21]; [.$E$2:.$E$26]; [.E21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office:value-type="float" office:value="3821.72">
            <text:p>3.821,72 € </text:p>
          </table:table-cell>
          <table:table-cell table:style-name="ce7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formula="of:=IF(COUNTIF([.$C$2:.$C$26]; [.C22])&gt;1; 1; 0)" office:value-type="float" office:value="0">
            <text:p>0</text:p>
          </table:table-cell>
          <table:table-cell table:formula="of:=IF(COUNTIF([.$G$31:.$G$34]; [.G22])=0; 1; 0)" office:value-type="float" office:value="1">
            <text:p>1</text:p>
          </table:table-cell>
          <table:table-cell table:formula="of:=IF(COUNTIFS([.$B$2:.$B$26]; [.B22]; [.$E$2:.$E$26]; [.E22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office:value-type="float" office:value="71068.35">
            <text:p>71.068,35 € </text:p>
          </table:table-cell>
          <table:table-cell table:style-name="ce7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formula="of:=IF(COUNTIF([.$C$2:.$C$26]; [.C23])&gt;1; 1; 0)" office:value-type="float" office:value="0">
            <text:p>0</text:p>
          </table:table-cell>
          <table:table-cell table:formula="of:=IF(COUNTIF([.$G$31:.$G$34]; [.G23])=0; 1; 0)" office:value-type="float" office:value="0">
            <text:p>0</text:p>
          </table:table-cell>
          <table:table-cell table:formula="of:=IF(COUNTIFS([.$B$2:.$B$26]; [.B23]; [.$E$2:.$E$26]; [.E23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office:value-type="float" office:value="11678.13">
            <text:p>11.678,13 € </text:p>
          </table:table-cell>
          <table:table-cell table:style-name="ce7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formula="of:=IF(COUNTIF([.$C$2:.$C$26]; [.C24])&gt;1; 1; 0)" office:value-type="float" office:value="0">
            <text:p>0</text:p>
          </table:table-cell>
          <table:table-cell table:formula="of:=IF(COUNTIF([.$G$31:.$G$34]; [.G24])=0; 1; 0)" office:value-type="float" office:value="1">
            <text:p>1</text:p>
          </table:table-cell>
          <table:table-cell table:formula="of:=IF(COUNTIFS([.$B$2:.$B$26]; [.B24]; [.$E$2:.$E$26]; [.E24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office:value-type="float" office:value="2629.2">
            <text:p>2.629,20 € </text:p>
          </table:table-cell>
          <table:table-cell table:style-name="ce7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formula="of:=IF(COUNTIF([.$C$2:.$C$26]; [.C25])&gt;1; 1; 0)" office:value-type="float" office:value="1">
            <text:p>1</text:p>
          </table:table-cell>
          <table:table-cell table:formula="of:=IF(COUNTIF([.$G$31:.$G$34]; [.G25])=0; 1; 0)" office:value-type="float" office:value="0">
            <text:p>0</text:p>
          </table:table-cell>
          <table:table-cell table:formula="of:=IF(COUNTIFS([.$B$2:.$B$26]; [.B25]; [.$E$2:.$E$26]; [.E25])&gt;1; 1; 0)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office:value-type="float" office:value="1511.04">
            <text:p>1.511,04 € </text:p>
          </table:table-cell>
          <table:table-cell table:style-name="ce7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formula="of:=IF(COUNTIF([.$C$2:.$C$26]; [.C26])&gt;1; 1; 0)" office:value-type="float" office:value="1">
            <text:p>1</text:p>
          </table:table-cell>
          <table:table-cell table:formula="of:=IF(COUNTIF([.$G$31:.$G$34]; [.G26])=0; 1; 0)" office:value-type="float" office:value="1">
            <text:p>1</text:p>
          </table:table-cell>
          <table:table-cell table:formula="of:=IF(COUNTIFS([.$B$2:.$B$26]; [.B26]; [.$E$2:.$E$26]; [.E26])&gt;1; 1; 0)" office:value-type="float" office:value="0">
            <text:p>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Storic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Roma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Parig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Londra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Berlino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0">20/02/2025</text:date>, <text:time>09.13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2-20T09:13:42</dc:date>
    <meta:editing-duration>PT39S</meta:editing-duration>
    <meta:editing-cycles>1</meta:editing-cycles>
    <meta:document-statistic meta:table-count="1" meta:cell-count="292" meta:object-count="0"/>
  </office:meta>
</office:document-meta>
</file>